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UTIES TOWARD THE RULERS OF THE STATE (13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UTIES TOWARD THE RULERS OF THE STATE (13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we are to do (13:1, 6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we are to do (13:1, 6-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e are to submit ourselves to governing authorities (13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e are to pay our taxes (13: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e are to give honour and respect to all those to whom it is due (13:7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UTIES TOWARD THE RULERS OF THE STATE (13:1-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we are to do (13:1, 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y we are to do it (13:2-5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y we are to do it (13:2-5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ecause of the power behind the throne (13: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Because of the punishment from the throne (13:3-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UTIES TOWARD THE RULERS OF THE STATE (13:1-7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we are to do (13:1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y we are to do it (13:2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ROMANS 13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DUTIES TOWARD THE RULERS OF THE STATE (13:1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DUTIES TOWARD THE REST OF THE STATE (13:8-1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DUTIES TOWARD THE REST OF THE STATE (13:8-14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Continue to love (13:8-10): God's love seeks and satisfies.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Continue to love (13:8-10): God's love seeks and satisfies.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Love seeks the best for one's neighbour (13:9-10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Love satisfies the law of God (13:8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UTIES TOWARD THE REST OF THE STATE (13:8-14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Continue to love (13:8-10): God's love seeks and satisfies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Continue to look (13:11-1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Continue to look (13:11-14).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The realization (13:11-12a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realization (13:11-12a):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ime is running out (13:11a, 12a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time of salvation is near (13:11b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Continue to look (13:11-14).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realization (13:11-12a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response (13:12b-14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response (13:12b-14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What we are to put off (13:12b, 13b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What we are to put on (13:13a, 14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Continue to look (13:11-14).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realization (13:11-12a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response (13:12b-1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DUTIES TOWARD THE REST OF THE STATE (13:8-14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Continue to love (13:8-10): God's love seeks and satisfies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Continue to look (13:11-14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ROMANS 13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DUTIES TOWARD THE RULERS OF THE STATE (13:1-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DUTIES TOWARD THE REST OF THE STATE (13:8-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3</dc:title>
    <meta:initial-creator>David STRICKLAND</meta:initial-creator>
    <dc:creator>David STRICKLAND</dc:creator>
    <meta:creation-date>2020-02-22T19:36:00Z</meta:creation-date>
    <dc:date>2020-02-22T19:36:00Z</dc:date>
    <meta:template xlink:href="BibleStudy" xlink:type="simple"/>
    <meta:editing-cycles>1</meta:editing-cycles>
    <meta:editing-duration>PT0S</meta:editing-duration>
    <meta:document-statistic meta:paragraph-count="48" meta:word-count="447"/>
  </office:meta>
</office:document-meta>
</file>